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206320089924828790"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158189419646024182"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499569633146837817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03785988266552614"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679440969552180750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7243067273729471439"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21342684"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53015088000720067"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6137882122610531392"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6029951605587155335"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3214508074764959518"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828856356968631822"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107447805867977544"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7377999863732274338"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036913477821553497"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2294379388554715440"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637165739113689861" text:style-name="L16">
        <text:list-item>
          <text:p text:style-name="P30">Implement deploy mage button DONE</text:p>
        </text:list-item>
      </text:list>
      <text:p text:style-name="P1">Implement Ranger Class</text:p>
      <text:list xml:id="list2692964684887249188"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3618964617400852090"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443371540895578632" text:style-name="L19">
        <text:list-item>
          <text:p text:style-name="P33">single target damage effect </text:p>
        </text:list-item>
        <text:list-item>
          <text:p text:style-name="P33">aoe damage effect DONE</text:p>
        </text:list-item>
      </text:list>
      <text:p text:style-name="P1">Fix knockdown/standup on defenders DONE</text:p>
      <text:list xml:id="list5393945635395518488"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6268190660002609956"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125691865609090546"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780874167266882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22840800147714491"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7226472558243523258"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965906720287134526"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5240684721214257424"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3991297306937277128"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8946453549723467298" text:style-name="L29">
        <text:list-item>
          <text:p text:style-name="P43">Clean up UI</text:p>
          <text:list>
            <text:list-item>
              <text:p text:style-name="P43">Replace all text components with tmpro</text:p>
            </text:list-item>
          </text:list>
        </text:list-item>
      </text:list>
      <text:list xml:id="list3324199104804839760"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148077974496100149"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1051623643159728706"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165025288258369852" text:style-name="L33">
        <text:list-item>
          <text:p text:style-name="P47">Fix level load/tile issues DONE</text:p>
          <text:list>
            <text:list-item>
              <text:p text:style-name="P47">defenders and enemies shouldn't be placed on occupied tiles</text:p>
            </text:list-item>
          </text:list>
        </text:list-item>
      </text:list>
      <text:list xml:id="list8349423512390521939"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654231233062733684"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869351967816660402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187961887859986118"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2453918193092468273"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4288751447426040904"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514839163674130241"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3578233844019250634"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21336221" text:continue-list="list4514839163674130241"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561564587981540099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2784466606074784506"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35950299793464756"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22075455050287540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5453068712556579159"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5917228343073098563"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983652194102248828"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1361225185727874041"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9173277440115018761"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4432528725213000024"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749185899133219231"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2792331306982599657"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6662913162970778545"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0">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3661401249926156861"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557610621627624683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2741623448212014564"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7633891452615853097"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21340874" text:continue-list="list557610621627624683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2364397213099219068"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2832470120202852212"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7628533650724479355"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013493560740312325"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7614483097478028576"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758033996276292881"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2642619464004776263"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6110798102838631509"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3695031647816133490"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5385258364146601958"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352798565626585809"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2823476929425792353"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4453751709476438844"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2396629269520563894"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8180320185461359976"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5977061648972093971"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6662820559664022176" text:style-name="L75">
        <text:list-item>
          <text:p text:style-name="P81">create a visuals/tiles/background surronding the tiles DONE</text:p>
          <text:list>
            <text:list-item>
              <text:p text:style-name="P81">could use water tiles to make a BG. DONE</text:p>
            </text:list-item>
          </text:list>
        </text:list-item>
      </text:list>
      <text:list xml:id="list1794042974708456592"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3070728825144863763"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2936831175048949254"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368733942620247270"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622689541264814715"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6965697560577603232"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4232447085639933134" text:style-name="L82">
        <text:list-item>
          <text:p text:style-name="P87">Refactor UI canvas scripts (world map, roster, etc) DONE</text:p>
          <text:list>
            <text:list-item>
              <text:p text:style-name="P87">create visual parent objects for the static classes DONE</text:p>
            </text:list-item>
          </text:list>
        </text:list-item>
      </text:list>
      <text:list xml:id="list5474049782195283384" text:style-name="L83">
        <text:list-item>
          <text:p text:style-name="P88">Refactor and update enemy scripts/abilities DONE</text:p>
          <text:p text:style-name="P88"/>
        </text:list-item>
      </text:list>
      <text:p text:style-name="P6">Sprint 32: New traits and passives (completed 15/9/19)</text:p>
      <text:list xml:id="list4507514338848922102"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7737307069507520662"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1316450972515351229"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7911038366128191817"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1762371484383128138"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5478112970412350041"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3138478029579527689" text:style-name="L90">
        <text:list-item>
          <text:p text:style-name="P95">New Scripts</text:p>
        </text:list-item>
      </text:list>
      <text:list xml:id="list4814554402559652832"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4128261843904323067"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928892166342854580"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4884161225780747932" text:style-name="L94">
        <text:list-item>
          <text:p text:style-name="P99">Camoflage</text:p>
        </text:list-item>
      </text:list>
      <text:list xml:id="list6814198961657839174"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793739846786193894"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5898447955422592110" text:style-name="L97">
        <text:list-item>
          <text:p text:style-name="P102"><text:s/>See notes in design notes document</text:p>
        </text:list-item>
      </text:list>
      <text:p text:style-name="P6">Sprint 39: Rework Necromancer enemy (completed 28/10/19)</text:p>
      <text:list xml:id="list6653956035376698304"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46461258960229424"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21347653" text:continue-list="list179404297470845659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21352302"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3852879004852623870" text:style-name="L100">
        <text:list-item>
          <text:p text:style-name="P106">review scripts from sci fi game</text:p>
        </text:list-item>
      </text:list>
      <text:p text:style-name="P6">Sprint 43: Reward Screen updates + UI view updates (completed 31/10/19)</text:p>
      <text:list xml:id="list5517556566790232912"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462169259068623296"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21346294" text:continue-list="list21352302"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467260967927593768"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1029810001652906179"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2727802577484800078" text:style-name="L105">
        <text:list-item>
          <text:p text:style-name="P111">Update script/ai logic DONE</text:p>
        </text:list-item>
        <text:list-item>
          <text:p text:style-name="P111">Play test/balance/debug DONE</text:p>
        </text:list-item>
      </text:list>
      <text:list xml:id="list280444208156044347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357265694642075367"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940478564156678826"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4227476997940951200"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1759749091881599145"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6188097881976290"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4248603272139695515"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21337866" text:continue-list="list1029810001652906179" text:style-name="L104">
        <text:list-item>
          <text:p text:style-name="P110"><text:soft-page-break/>Rework abilities DONE</text:p>
        </text:list-item>
      </text:list>
      <text:list xml:id="list7539171880438948727"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4936265790868280204"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925171578619105567"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4731105123069893909"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6173590714462538369"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21335749"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7425293857317978733"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7884443386337277762"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164017134299859359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52069855118012901"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2906887378448304069"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303089046994246788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228194477806900939"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3987647535639319684"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574908364944190988"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651729046888633728" text:style-name="L127">
        <text:list-item>
          <text:p text:style-name="P133">Skeleton Warrior</text:p>
          <text:list>
            <text:list-item>
              <text:p text:style-name="P133">update code logic for guard ability DONE</text:p>
            </text:list-item>
          </text:list>
        </text:list-item>
      </text:list>
      <text:list xml:id="list5659792690010195070"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3101362753043701818"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8854019086355589555"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5649889129446726987"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293507451188974054"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646302200146697598"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2715057358099360154" text:style-name="L134">
        <text:list-item>
          <text:p text:style-name="P140">when character is killed, their activation isnt instantly destroyed, instead it fades out gradually, or plays some nice visual effect (e.g. burning up) DONE</text:p>
        </text:list-item>
      </text:list>
      <text:list xml:id="list21335055" text:continue-list="list2646302200146697598"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3452034062079964576"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6210164193093970842"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1840739263806189177" text:style-name="L137">
        <text:list-item>
          <text:p text:style-name="P143">Movement</text:p>
        </text:list-item>
      </text:list>
      <text:list xml:id="list2132398291205723423" text:style-name="L138">
        <text:list-item>
          <text:p text:style-name="P144">free strike event occurs BEFORE character moves away DONE</text:p>
        </text:list-item>
      </text:list>
      <text:p text:style-name="P2">UI</text:p>
      <text:list xml:id="list7738746156227899470" text:style-name="L139">
        <text:list-item>
          <text:p text:style-name="P145">Status icon panel fades in and out DONE</text:p>
        </text:list-item>
      </text:list>
      <text:list xml:id="list4960611300231174988"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6128941595654317534" text:style-name="L141">
        <text:list-item>
          <text:p text:style-name="P147">text logic also edits ability info panel text fields (just for the starting defender abilities) DONE</text:p>
        </text:list-item>
      </text:list>
      <text:p text:style-name="P2">Play Test</text:p>
      <text:list xml:id="list4886190110767251336" text:style-name="L142">
        <text:list-item>
          <text:p text:style-name="P148">Play the game and hunt/squash bugs</text:p>
        </text:list-item>
      </text:list>
      <text:p text:style-name="P2">Controls</text:p>
      <text:list xml:id="list4670799138317075778"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3775925373187714882" text:style-name="L144">
        <text:list-header>
          <text:p text:style-name="P150"/>
        </text:list-header>
      </text:list>
      <text:p text:style-name="P6">Sprint 66: More Mystery Encounters</text:p>
      <text:list xml:id="list6227081861007515691" text:style-name="L145">
        <text:list-item>
          <text:p text:style-name="P151">Add 4 more mystery encounters to the game</text:p>
        </text:list-item>
      </text:list>
      <text:list xml:id="list21347721" text:continue-list="list2906887378448304069"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325000822953967737"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3925274995158592088"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7395026122453167151"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2986965354237405894"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6657183331799251501"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3930891520666421364"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5820322472711113135"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128868451851926478"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6225653576922557865"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4202082531489026610"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3981739962251585039" text:style-name="L156">
        <text:list-item>
          <text:p text:style-name="P254">Enemy ability/passive updates</text:p>
          <text:list>
            <text:list-item>
              <text:p text:style-name="P254">Necromancer </text:p>
            </text:list-item>
          </text:list>
        </text:list-item>
      </text:list>
      <text:list xml:id="list3616504461975867483" text:style-name="L157">
        <text:list-item>
          <text:p text:style-name="P255">Warrior</text:p>
        </text:list-item>
      </text:list>
      <text:p text:style-name="P13"/>
      <text:p text:style-name="P11">Sprint 72: General game changes / experimentation (completed 26/12/19)</text:p>
      <text:list xml:id="list3393423482074510120"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4395871677353784627"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6358861975054860112"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8199601613286829140" text:style-name="L161">
        <text:list-item>
          <text:p text:style-name="P259">Remove artifacts system for now DONE</text:p>
        </text:list-item>
      </text:list>
      <text:list xml:id="list3966850512172717827"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4955619351618515973"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6438430820550189117"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4198247505935517301"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8165764365893139060"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8760953781035897163"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971916579104347441" text:style-name="L168">
        <text:list-item>
          <text:p text:style-name="P266">Play test map/tile changes and debug DONE</text:p>
        </text:list-item>
      </text:list>
      <text:p text:style-name="P13"/>
      <text:p text:style-name="P11">Sprint 74: Redesign and Brainstorming (completed 8/1/2020)</text:p>
      <text:list xml:id="list456010386755456463"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2655427439514502419"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239060968100734197"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443073914744489556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3895292645378743546"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7920659470662365585"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2133947804029803528"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333214563944825993"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7985925817045797514"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5828827650400574966"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213747252437836958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120655263859712684"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4860852070878581704" text:style-name="L181">
        <text:list-item>
          <text:p text:style-name="P164">Cyromancy</text:p>
        </text:list-item>
      </text:list>
      <text:list xml:id="list21359106" text:continue-list="list120655263859712684"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1019027536834475717"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4809053304897533090"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2359963609956473510"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3792394282426038503"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2065483256480507824"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2284818464850362260"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21343256"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89212791198214758"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8132517684354105826"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7444394665139887347"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009980012174657744"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6207413740322363547"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2316310267194870329"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9129325755522132317"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1464111523276247997"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5389562502137300138"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4379110781252060226"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7715227774913000846"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7407687989784673596"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4760502070789584874"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6692688940426100591" text:style-name="L201">
        <text:list-item>
          <text:p text:style-name="P272">Components</text:p>
          <text:list>
            <text:list-item>
              <text:p text:style-name="P272">image</text:p>
            </text:list-item>
            <text:list-item>
              <text:p text:style-name="P272">button</text:p>
            </text:list-item>
          </text:list>
        </text:list-item>
      </text:list>
      <text:list xml:id="list1305526393677645808"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9056109816503010079"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6179886837230940065"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3432846122736879566" text:style-name="L205">
        <text:list-item>
          <text:p text:style-name="P276">talentPointsText (TMP)</text:p>
        </text:list-item>
        <text:list-item>
          <text:p text:style-name="P276">talentPoints (int)</text:p>
        </text:list-item>
      </text:list>
      <text:list xml:id="list7137319355397080802"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410075375832419202" text:style-name="L207">
        <text:list-item>
          <text:p text:style-name="P278">the plus button for each class will have the characterData method IncreaseSkillPoint(string className) imbedded into the button component</text:p>
        </text:list-item>
      </text:list>
      <text:list xml:id="list6937469581200165045"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5714304451447837180"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1583441301913049465"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5405295391021806692"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658924305619213813"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6850927619099339400"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1442257087643625350"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4274232818977121834"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8162844653906519241"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711914067250956972"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3690524204908973901"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2082279411738106712"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9072433797416473282"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7684297508801891537"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7628417539791739103"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906195133047467362"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1635167703048147270"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6457002950402058454"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1133921936783497019" text:style-name="L226">
        <text:list-item>
          <text:p text:style-name="P297">Rebuild all skellys in UCM</text:p>
        </text:list-item>
      </text:list>
      <text:list xml:id="list5331315136141764797"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5752911944199320037"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64326007649360759"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3794221495274190899"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5573484522524460195"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3383054798438571534"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9210065620011650712"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3092784422936411621"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8776023582821215564"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3340463451457877830"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1167276027214424681"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5134431856817884104"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8902778023267665275"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1">Sprint 87: Ability Info panels in combat updates</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1850262420873892963" text:style-name="L296">
        <text:list-item>
          <text:p text:style-name="P317">Implement new methods for getting data and setting text properties</text:p>
        </text:list-item>
        <text:list-item>
          <text:p text:style-name="P317">Add these new methods at part of existing logic e.g. Update AbilityLogic.OnAbilityUsedStart(), make a new method CalculateAbilityEnergyCost() and put it inside this method</text:p>
        </text:list-item>
      </text:list>
      <text:p text:style-name="P13">New method ideas</text:p>
      <text:list xml:id="list4872265889589421417" text:style-name="L297">
        <text:list-item>
          <text:p text:style-name="P318">CalculateEnergyCost(LivingEntity, Ability)</text:p>
        </text:list-item>
        <text:list-item>
          <text:p text:style-name="P318">CalculateAbilityRange(LivingEntity, Ability)</text:p>
        </text:list-item>
        <text:list-item>
          <text:p text:style-name="P318">TextLogic.GetAbilityDescriptionString(LivingEntity, Ability)</text:p>
        </text:list-item>
        <text:list-item>
          <text:p text:style-name="P318">GetRangeOfAbility</text:p>
          <text:list>
            <text:list-item>
              <text:p text:style-name="P318">if</text:p>
            </text:list-item>
          </text:list>
        </text:list-item>
      </text:list>
      <text:p text:style-name="P13"><text:soft-page-break/></text:p>
      <text:p text:style-name="P12">Sprint Order</text:p>
      <text:p text:style-name="P13"/>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
      <text:p text:style-name="P13">Sprint ??: Main menu Rework / Build your team screen (PERMANENT SOLUTION SOLUTION)</text:p>
      <text:p text:style-name="P13">Sprint ??: Polish content from post MVP sprints / <text:s/>Overhaul visuals again / bug fixing</text:p>
      <text:p text:style-name="P13">Sprint ??: More spell / ability VFXs</text:p>
      <text:p text:style-name="P13">Sprint ??: Update UCM animations (shoot bow anim, use skill anim, etc)</text:p>
      <text:p text:style-name="P13">Sprint ??: UCM / Item view updates (items change model appearance)</text:p>
      <text:p text:style-name="P13">Sprint ??: Fix all bugs related to entities being killed / damaged</text:p>
      <text:p text:style-name="P13">Sprint ??: Character preset builder screen / features</text:p>
      <text:p text:style-name="P13">Sprint ??: Clean up Sprints</text:p>
      <text:list xml:id="list5981172973302451220" text:style-name="L240">
        <text:list-item>
          <text:p text:style-name="P311">Clean up scripts</text:p>
        </text:list-item>
        <text:list-item>
          <text:p text:style-name="P311">Clean up project / folders / delete unused prefabs + images + files etc</text:p>
        </text:list-item>
        <text:list-item>
          <text:p text:style-name="P311">Clean up scenes / hierachy objects</text:p>
        </text:list-item>
      </text:list>
      <text:p text:style-name="P13"/>
      <text:p text:style-name="P11">Views and Visuals to update (general over view)</text:p>
      <text:list xml:id="list5990450079759684814" text:style-name="L241">
        <text:list-item>
          <text:p text:style-name="P312">Main menu screen</text:p>
        </text:list-item>
        <text:list-item>
          <text:p text:style-name="P312">Team builder screen</text:p>
        </text:list-item>
        <text:list-item>
          <text:p text:style-name="P312">World Map</text:p>
        </text:list-item>
        <text:list-item>
          <text:p text:style-name="P312">Character Panel</text:p>
          <text:list>
            <text:list-item>
              <text:p text:style-name="P312">Front Page</text:p>
            </text:list-item>
            <text:list-item>
              <text:p text:style-name="P312">Talents Page</text:p>
            </text:list-item>
          </text:list>
        </text:list-item>
      </text:list>
      <text:list xml:id="list2837169256870307569" text:style-name="L242">
        <text:list-item>
          <text:p text:style-name="P313">Camp site screen</text:p>
        </text:list-item>
        <text:list-item>
          <text:p text:style-name="P313">Shop screen</text:p>
        </text:list-item>
        <text:list-item>
          <text:p text:style-name="P313"><text:soft-page-break/>Game Level</text:p>
          <text:list>
            <text:list-item>
              <text:p text:style-name="P313">Level BG</text:p>
            </text:list-item>
            <text:list-item>
              <text:p text:style-name="P313">Tiles</text:p>
            </text:list-item>
          </text:list>
        </text:list-item>
      </text:list>
      <text:list xml:id="list1444865302046778247" text:style-name="L243">
        <text:list-item>
          <text:p text:style-name="P314">Enemy Info panels</text:p>
        </text:list-item>
        <text:list-item>
          <text:p text:style-name="P314">Top Panel</text:p>
        </text:list-item>
        <text:list-item>
          <text:p text:style-name="P314">States View</text:p>
        </text:list-item>
        <text:list-item>
          <text:p text:style-name="P314">Defender ability bar view</text:p>
        </text:list-item>
        <text:list-item>
          <text:p text:style-name="P314">All new ability + passive icons</text:p>
        </text:list-item>
        <text:list-item>
          <text:p text:style-name="P314">Ability Info Panel</text:p>
        </text:list-item>
      </text:list>
      <text:p text:style-name="P13"/>
      <text:p text:style-name="P13"/>
      <text:list xml:id="list8282251973344573907" text:style-name="L244">
        <text:list-item>
          <text:list>
            <text:list-item>
              <text:list>
                <text:list-header>
                  <text:p text:style-name="P315"/>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text:soft-page-break/>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745678085608999844" text:style-name="L245">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307640521954527087" text:style-name="L246">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2567854193606369176" text:style-name="L247">
        <text:list-item>
          <text:p text:style-name="P228">Redesign game plot and back story</text:p>
          <text:list>
            <text:list-item>
              <text:p text:style-name="P228">What is the mission? The problem? Who is/are the villains?</text:p>
            </text:list-item>
          </text:list>
        </text:list-item>
      </text:list>
      <text:list xml:id="list7408415257908254358" text:style-name="L248">
        <text:list-item>
          <text:p text:style-name="P229">Redesign defenders and abilities</text:p>
          <text:list>
            <text:list-item>
              <text:p text:style-name="P229">choose starting 4 gods and abilities</text:p>
            </text:list-item>
          </text:list>
        </text:list-item>
      </text:list>
      <text:list xml:id="list3481598508548848818" text:style-name="L249">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992753958701905710" text:style-name="L250">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1186706077518066192" text:style-name="L251">
        <text:list-item>
          <text:p text:style-name="P181">Implement more items</text:p>
        </text:list-item>
        <text:list-item>
          <text:p text:style-name="P181">implement item rarity + drop chance </text:p>
        </text:list-item>
      </text:list>
      <text:p text:style-name="P2">Enemies</text:p>
      <text:list xml:id="list648701999086899456" text:style-name="L252">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text:soft-page-break/>implement stealth/camoflagued + mega stealth/perma stealth/ invisbile</text:p>
            </text:list-item>
          </text:list>
        </text:list-item>
      </text:list>
      <text:p text:style-name="P1"/>
      <text:p text:style-name="P4">Remaining systems (7/22/19)</text:p>
      <text:list xml:id="list4036099129355965621" text:style-name="L253">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6383100935560110942" text:style-name="L254">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1765458164007673321" text:style-name="L255">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text:soft-page-break/></text:p>
      <text:list xml:id="list7513027819424762765" text:style-name="L256">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8649363327011085318" text:style-name="L257">
        <text:list-item>
          <text:p text:style-name="P235">the same mystery event cant appear more then once during a run</text:p>
          <text:p text:style-name="P235"/>
        </text:list-item>
      </text:list>
      <text:p text:style-name="P1"/>
      <text:list xml:id="list6556376731078629237" text:style-name="L258">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140651281644062523" text:style-name="L259">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3343496651653629233" text:style-name="L260">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text:soft-page-break/>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4574586502189713077" text:style-name="L261">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5195269504888980559" text:style-name="L262">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text:soft-page-break/>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21344765" text:continue-list="list2396629269520563894"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383696794085883596" text:style-name="L263">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542476420373792981" text:style-name="L264">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7264099705686758716" text:style-name="L265">
        <text:list-item>
          <text:p text:style-name="P188"><text:soft-page-break/>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21337580" text:continue-list="list5977061648972093971"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5050363660815752210" text:style-name="L266">
        <text:list-item>
          <text:p text:style-name="P189">create a visuals/tiles/background surronding the tiles</text:p>
          <text:list>
            <text:list-item>
              <text:p text:style-name="P189">could use water tiles to make a BG.</text:p>
            </text:list-item>
          </text:list>
        </text:list-item>
      </text:list>
      <text:list xml:id="list383402825823409022" text:style-name="L267">
        <text:list-item>
          <text:p text:style-name="P190">possibly need to implement cinemachine camera system, and rewatch the tutorial from 2d course</text:p>
        </text:list-item>
      </text:list>
      <text:p text:style-name="P2">Characters</text:p>
      <text:list xml:id="list8637959785857773666" text:style-name="L268">
        <text:list-item>
          <text:p text:style-name="P191">Design/Implement two more playable classes</text:p>
        </text:list-item>
      </text:list>
      <text:p text:style-name="P2">Events</text:p>
      <text:list xml:id="list5327421553518542816" text:style-name="L269">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21347790" text:continue-list="list5050363660815752210" text:style-name="L266">
        <text:list-header>
          <text:p text:style-name="P189"/>
          <text:p text:style-name="P189"/>
          <text:p text:style-name="P189">Andrei play test notes</text:p>
        </text:list-header>
      </text:list>
      <text:list xml:id="list6466162378624028067" text:style-name="L270">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8448357353680101211" text:style-name="L271">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text:soft-page-break/>Rest Site Event</text:p>
      <text:list xml:id="list1991532000113754567" text:style-name="L272">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7768091885439040627" text:style-name="L273">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2464420419873636177" text:style-name="L274">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text:soft-page-break/>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1039263303340988626" text:style-name="L275">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701949648334828873" text:style-name="L276">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1476276138198290303" text:style-name="L277">
        <text:list-item>
          <text:p text:style-name="P200">Second Wind: Characters below 50% hp start combat with +2 strength and wisdom</text:p>
        </text:list-item>
        <text:list-item>
          <text:p text:style-name="P200">Cannibalistic: Characters heal +5hp at the end of combat</text:p>
        </text:list-item>
      </text:list>
      <text:p text:style-name="P2"><text:soft-page-break/></text:p>
      <text:p text:style-name="P2"/>
      <text:p text:style-name="P2">Final Artifacts List</text:p>
      <text:list xml:id="list4000530225467196902" text:style-name="L278">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21360686" text:continue-numbering="true" text:style-name="L278">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text:soft-page-break/>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598644703507986570" text:style-name="L279">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text:soft-page-break/>Story Event Code Ideas</text:p>
      <text:p text:style-name="P2">New Scripts</text:p>
      <text:list xml:id="list3150032328092260452" text:style-name="L280">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364247989315828741" text:style-name="L281">
        <text:list-item>
          <text:p text:style-name="P204">StoryEventScreen</text:p>
        </text:list-item>
        <text:list-item>
          <text:p text:style-name="P204">StoryEventButton</text:p>
        </text:list-item>
      </text:list>
      <text:p text:style-name="P2">Basic UI ideas</text:p>
      <text:list xml:id="list820283824367221522" text:style-name="L282">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text:soft-page-break/>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4740438377585135710" text:style-name="L283">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6895536610220350336" text:style-name="L284">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text:soft-page-break/>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173183560771434939" text:style-name="L285">
        <text:list-item>
          <text:p text:style-name="P242">Design Notes / Sprint Overview</text:p>
        </text:list-item>
      </text:list>
      <text:list xml:id="list3244026510640344523" text:style-name="L286">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text:soft-page-break/>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703360028285129922" text:style-name="L287">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2935981097218176789" text:style-name="L288">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4264951226401952066" text:style-name="L289">
        <text:list-item>
          <text:p text:style-name="P211">Create new talent button prefabs</text:p>
        </text:list-item>
        <text:list-item>
          <text:p text:style-name="P211"><text:soft-page-break/>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9183862587023961656" text:style-name="L290">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8548392892970164426" text:style-name="L291">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6468341954265443459" text:style-name="L292">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text:soft-page-break/></text:p>
      <text:p text:style-name="P2">Melee ability process</text:p>
      <text:list xml:id="list579486759839839263" text:style-name="L293">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0T01:13:37.60</dc:date>
    <dc:creator>will black</dc:creator>
    <meta:editing-duration>P39DT36M30S</meta:editing-duration>
    <meta:editing-cycles>1047</meta:editing-cycles>
    <meta:generator>OpenOffice/4.1.6$Win32 OpenOffice.org_project/416m1$Build-9790</meta:generator>
    <meta:document-statistic meta:table-count="0" meta:image-count="0" meta:object-count="0" meta:page-count="85" meta:paragraph-count="2220" meta:word-count="16759" meta:character-count="95206"/>
  </office:meta>
</office:document-meta>
</file>